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Standard" style:list-style-name="L7"/>
    <style:style style:name="P7" style:family="paragraph" style:parent-style-name="Standard" style:list-style-name="L8"/>
    <style:style style:name="P8" style:family="paragraph" style:parent-style-name="Standard" style:list-style-name="L9"/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ompte rendu réunion du 29/08</text:p>
      <text:p text:style-name="Standard"/>
      <text:p text:style-name="P11">Points abordés : </text:p>
      <text:p text:style-name="P9"/>
      <text:p text:style-name="P9">Charte</text:p>
      <text:p text:style-name="P9">Nom de code du projet</text:p>
      <text:p text:style-name="P9">Bilan des inspirations</text:p>
      <text:p text:style-name="P9">Bilan Dev.</text:p>
      <text:p text:style-name="Standard"/>
      <text:p text:style-name="Standard"/>
      <text:p text:style-name="P10">Charte</text:p>
      <text:list xml:id="list1050495445" text:style-name="L2">
        <text:list-item>
          <text:p text:style-name="P1">Chaque point a été bordé et discuté au besoin</text:p>
        </text:list-item>
        <text:list-item>
          <text:p text:style-name="P1">Ajouté le système d’en-tête pour les mails</text:p>
        </text:list-item>
        <text:list-item>
          <text:p text:style-name="P1">Quelques mises à jour on été faites sur le moment</text:p>
        </text:list-item>
        <text:list-item>
          <text:p text:style-name="P1">Lucas &gt; mettre la Charte au propre</text:p>
        </text:list-item>
      </text:list>
      <text:p text:style-name="Standard"/>
      <text:p text:style-name="P10">Nom de code du projet</text:p>
      <text:list xml:id="list987896915" text:style-name="L3">
        <text:list-item>
          <text:p text:style-name="P2">Nous avons choisi 3 noms qui serons soumis au vote de tout le monde entre :</text:p>
        </text:list-item>
        <text:list-item>
          <text:p text:style-name="P2">CALKQ MEN (initial de tous les prénoms)</text:p>
        </text:list-item>
        <text:list-item>
          <text:p text:style-name="P2">Salade Renoir (on y est tous passé)</text:p>
        </text:list-item>
        <text:list-item>
          <text:p text:style-name="P2">Parpaing (sur l'exemple de Valve, on s'est dit pourquoi pas parpaing)</text:p>
        </text:list-item>
      </text:list>
      <text:p text:style-name="Standard"/>
      <text:p text:style-name="P10">Bilan des inspirations</text:p>
      <text:p text:style-name="Standard"/>
      <text:p text:style-name="P13">Graphismes :</text:p>
      <text:list xml:id="list618580335" text:style-name="L4">
        <text:list-item>
          <text:p text:style-name="P3">Se pose toujours la question de l'échelle même si les choix semblent plus portés sur de grands décors face au personnage.</text:p>
        </text:list-item>
        <text:list-item>
          <text:p text:style-name="P3">Compromis entre un fond travaillé et les plates-formes plus basic au premier plan (ex. <text:span text:style-name="T1">Outland</text:span>), mais aussi plus simple à modifier pour les Dev. qui ne sont pas limités par un graphisme calé au poil et donc immuable. (ex. <text:span text:style-name="T1">Métal Slug</text:span>).</text:p>
        </text:list-item>
        <text:list-item>
          <text:p text:style-name="P3">Utilisation d'une « grille » visible par l'agencement du décor, mais plus facilement modifiable pour tout le monde... ?</text:p>
        </text:list-item>
      </text:list>
      <text:p text:style-name="Standard"/>
      <text:p text:style-name="P13">Scénario :</text:p>
      <text:list xml:id="list945568752" text:style-name="L5">
        <text:list-item>
          <text:p text:style-name="P4">Un « héro » débarque sur une planète inconnu : pourquoi est il ici ? Que cherche t-il ?</text:p>
        </text:list-item>
        <text:list-item>
          <text:p text:style-name="P4">Il pourrait être pacifiste</text:p>
        </text:list-item>
        <text:list-item>
          <text:p text:style-name="P4">Intégrer une narration (via du texte à l'écran ou une voix genre Bastion)</text:p>
        </text:list-item>
        <text:list-item>
          <text:p text:style-name="P4">Mythologie et artefact d'une race alien à découvrir sur cette planète</text:p>
        </text:list-item>
        <text:list-item>
          <text:p text:style-name="P4">Trahison du héro par sont acolyte de départ (si il y' a acolyte) ou inversement</text:p>
        </text:list-item>
        <text:list-item>
          <text:p text:style-name="P4">Proposer un choix de direction dans les niveaux qui influe sur la perception du scénario par le joueur, mais pas le gameplay (donc pas de boulot double pour les Dev.)</text:p>
        </text:list-item>
        <text:list-item>
          <text:p text:style-name="P4">Le héro sera t-il poursuivi afin de le forcer à avancer rapidement et lui mettre la pression ?</text:p>
        </text:list-item>
      </text:list>
      <text:p text:style-name="Standard"/>
      <text:p text:style-name="P13">Gameplay :</text:p>
      <text:list xml:id="list2059150845" text:style-name="L6">
        <text:list-item>
          <text:p text:style-name="P5">Scrolling : oui</text:p>
        </text:list-item>
        <text:list-item>
          <text:p text:style-name="P5">Terrain mobile (Iles volantes, mécanismes, pièges etc.)</text:p>
        </text:list-item>
        <text:list-item>
          <text:p text:style-name="P5">Définir une capacité principale au héro qui caractériserais le gameplay</text:p>
        </text:list-item>
        <text:list-item>
          <text:p text:style-name="P5">Idée pour plus tard &gt; faire un niveau caché (dans le 1er niveau par ex.) qui ne soit accessible qu'après la fin du jeu (par l’acquisition d'un double saut par ex.)</text:p>
        </text:list-item>
      </text:list>
      <text:p text:style-name="Standard"/>
      <text:p text:style-name="Standard"/>
      <text:p text:style-name="P10"><text:soft-page-break/>Bilan Dev.</text:p>
      <text:list xml:id="list1110081191" text:style-name="L7">
        <text:list-item>
          <text:p text:style-name="P6">On a été très succin puisque la majorité des Dev. étaient absents</text:p>
        </text:list-item>
        <text:list-item>
          <text:p text:style-name="P6">Lucas commence le prototype en testant Slick</text:p>
          <text:p text:style-name="P6"/>
        </text:list-item>
      </text:list>
      <text:p text:style-name="P10">Idées</text:p>
      <text:list xml:id="list1428803281" text:style-name="L8">
        <text:list-item>
          <text:p text:style-name="P7">Faire une page dédié au prototype sur le Wiki &gt; Kevin ?</text:p>
        </text:list-item>
        <text:list-item>
          <text:p text:style-name="P7">Etablir un cahier des charges pour le prototype</text:p>
        </text:list-item>
        <text:list-item>
          <text:p text:style-name="P7">Nettoyer le Wiki pour ne parler que du jeux vidéo (rien de pressé) &gt; Mat ?</text:p>
        </text:list-item>
        <text:list-item>
          <text:p text:style-name="P7">Supprimer la possibilité de voir les infos de tout le monde sur l'outil de recherche &gt; Mat ?</text:p>
        </text:list-item>
      </text:list>
      <text:p text:style-name="Standard"/>
      <text:p text:style-name="P10">Points à aborder la prochaine fois</text:p>
      <text:list xml:id="list654598482" text:style-name="L9">
        <text:list-item>
          <text:p text:style-name="P8">Licence</text:p>
        </text:list-item>
        <text:list-item>
          <text:p text:style-name="P8">Bilan Dev. (Langage, bibliothèque etc.)</text:p>
        </text:list-item>
        <text:list-item>
          <text:p text:style-name="P8">Nom de code (à fixer une fois pour toute)</text:p>
        </text:list-item>
        <text:list-item>
          <text:p text:style-name="P8">Continuer le bilan inspiration</text:p>
        </text:list-item>
        <text:list-item>
          <text:p text:style-name="P8">Revenir sur la Charte ?</text:p>
        </text:list-item>
        <text:list-item>
          <text:p text:style-name="P8">Mathieu, tu avais parlé d'un tableau blanc...</text:p>
        </text:list-item>
      </text:list>
      <text:p text:style-name="Standard"/>
      <text:p text:style-name="Standard"/>
      <text:p text:style-name="Standard">PS : Lucas va s'occuper de créer une page sur le Wiki afin de nous expliquer comment avoir des comptes gratuits (mais limités) pour Mumble en passant par le site Spamgourme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30T13:16:42</meta:creation-date>
    <dc:date>2012-08-30T14:18:08</dc:date>
    <meta:editing-duration>PT29M25S</meta:editing-duration>
    <meta:editing-cycles>5</meta:editing-cycles>
    <meta:generator>OpenOffice.org/3.3$Unix OpenOffice.org_project/330m20$Build-9567</meta:generator>
    <meta:document-statistic meta:table-count="0" meta:image-count="0" meta:object-count="0" meta:page-count="2" meta:paragraph-count="50" meta:word-count="528" meta:character-count="2765"/>
  </office:meta>
</office:document-meta>
</file>